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T1"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dame,<text:span text:style-name="T1">Monsieur</text:span><text:line-break/><text:line-break/>Dynamique, créatif et prêt à travailler dans n'importe quel secteur de l'IT. J'ai un grand sens du devoir et je suis plein d'enthousiasme. Le stage que vous proposez me semble très intéressante et semble correspondre en beaucoup de points à ce à quoi j'aspire.</text:p>
      <text:p text:style-name="P1"><text:line-break/>En effet je suis titulaire d' un Bachelor en télécommunication et je suis actuellement inscrit en Master en Ingénierie informatique. Je suis particulièrement intéressé par le développement d'applications.</text:p>
      <text:p text:style-name="P1"><text:line-break/>Par cette lettre, je voudrais présenter ma candidature pour le poste susmentionné, et je vous prie de <text:span text:style-name="T1">prendre</text:span> connaissance de mon CV dans lequel je décris mes connaissances et mon expérience.</text:p>
      <text:p text:style-name="P1"><text:line-break/><text:span text:style-name="T1">Veuillez</text:span> <text:span text:style-name="T1">agréer</text:span>, Madame, <text:span text:style-name="T1">Monsieur</text:span>, l'expression de ma parfaite considération.<text:line-break/><text:line-break/><text:line-break/><text:span text:style-name="T1">AbahYanni</text:span>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27T11:25:09.73</meta:creation-date>
    <meta:document-statistic meta:table-count="0" meta:image-count="0" meta:object-count="0" meta:page-count="1" meta:paragraph-count="4" meta:word-count="114" meta:character-count="767"/>
    <dc:date>2014-11-27T11:37:32.56</dc:date>
    <meta:editing-duration>PT00H12M23S</meta:editing-duration>
    <meta:editing-cycles>1</meta:editing-cycles>
    <meta:generator>OpenOffice.org/3.2$Win32 OpenOffice.org_project/320m12$Build-9483</meta:generator>
  </office:meta>
</office:document-meta>
</file>